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D9000000C98143C746B712E52B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305cm" svg:height="3.988cm" svg:x="8.785cm" svg:y="13.143cm">
          <draw:image xlink:href="Pictures/10000000000000D9000000C98143C746B712E52B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2T14:37:54.243243042</meta:creation-date>
    <dc:date>2018-05-12T14:38:14.830430043</dc:date>
    <meta:editing-duration>PT20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